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apple-system" fo:font-size="7pt" fo:letter-spacing="normal" fo:font-style="normal" fo:font-weight="normal"/>
    </style:style>
    <style:style style:name="T2" style:family="text">
      <style:text-properties fo:font-variant="normal" fo:text-transform="none" style:font-name="apple-system" fo:font-size="7pt" fo:letter-spacing="normal" fo:font-style="normal" fo:font-weight="normal"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RROS DE MARKETING E BRANDING DE STARTUPS DE BLOCKCHAIN NO SETOR IMOBILIÁRIO</text:span><text:span text:style-name="T2"><text:line-break/><text:line-break/></text:span><text:span text:style-name="T1">Desde 2018, minha empresa Power of Chain LLC (PoC) tem assessorado e consultado startups de tecnologia blockchain que buscam revolucionar o setor imobiliário.</text:span><text:span text:style-name="T2"><text:line-break/><text:line-break/></text:span><text:span text:style-name="T1">O que encontramos é uma infinidade de erros de marketing e branding que dificultam a capacidade de uma startup de atrair clientes, investidores e parcerias.</text:span><text:span text:style-name="T2"><text:line-break/><text:line-break/></text:span><text:span text:style-name="T1">Aqui estão os 10 erros mais proeminentes e comuns que uma startup de blockchain precisa evitar:</text:span><text:span text:style-name="T2"><text:line-break/><text:line-break/></text:span><text:span text:style-name="T1">#1 Falta de compreensão do setor: sem uma compreensão profunda dos processos imobiliários, regulamentações e dinâmica do mercado, é difícil desenvolver uma proposta de valor atraente.</text:span><text:span text:style-name="T2"><text:line-break/><text:line-break/></text:span><text:span text:style-name="T1">#2 Ênfase excessiva em tecnologia: focar apenas no aspecto da tecnologia sem abordar os pontos problemáticos e as necessidades específicas dos profissionais e partes interessadas do setor imobiliário pode levar à desconexão e ao ceticismo.</text:span><text:span text:style-name="T3"> </text:span><text:span text:style-name="T2"><text:line-break/><text:line-break/></text:span><text:span text:style-name="T1">#3 Ignorar a conformidade e a regulamentação: ignorar os requisitos de conformidade ou deixar de abordar questões regulatórias pode minar a credibilidade e dissuadir potenciais clientes e investidores.</text:span><text:span text:style-name="T3"> </text:span><text:span text:style-name="T2"><text:line-break/><text:line-break/></text:span><text:span text:style-name="T1">#4 Falha em estabelecer confiança: o setor imobiliário envolve ativos financeiros significativos e informações sensíveis, tornando a confiança um fator crítico. As startups devem priorizar a construção de confiança e credibilidade com potenciais clientes e parceiros por meio de comunicação transparente, depoimentos, estudos de caso e parcerias com organizações idôneas.</text:span><text:span text:style-name="T2"><text:line-break/><text:line-break/></text:span><text:span text:style-name="T1">#5 Mensagens Complexas: a luta para comunicar a proposta de valor de forma clara e concisa. O uso de linguagem ou jargão excessivamente técnico pode alienar públicos não técnicos e dificultar a compreensão dos benefícios da solução pelas partes interessadas.</text:span><text:span text:style-name="T3"> </text:span><text:span text:style-name="T2"><text:line-break/><text:line-break/></text:span><text:span text:style-name="T1">#6 Falta de Diferenciação: as startups competem por atenção, diferenciação e participação de mercado. Não conseguir diferenciar sua oferta dos concorrentes pode tornar desafiador se destacar no mercado. Destacar recursos exclusivos, casos de uso e histórias de sucesso pode ajudar a diferenciar sua startup e atrair a atenção.</text:span><text:span text:style-name="T2"><text:line-break/><text:line-break/></text:span><text:span text:style-name="T1">#7 Branding inadequado: o branding é essencial para estabelecer uma identidade e credibilidade fortes. As startups muitas vezes cometem o erro de negligenciar o branding ou usar um branding genérico que não consegue ressoar com o público-alvo.</text:span><text:span text:style-name="T3"> </text:span><text:span text:style-name="T2"><text:line-break/><text:line-break/></text:span><text:span text:style-name="T1">#8 Subestimando a importância das parcerias: parcerias com empresas imobiliárias estabelecidas, associações do setor e outros provedores de tecnologia podem fornecer credibilidade e acesso a uma rede mais ampla de clientes e investidores.</text:span><text:span text:style-name="T3"> </text:span><text:span text:style-name="T2"><text:line-break/><text:line-break/></text:span><text:span text:style-name="T1">#9 Ignorando a experiência do usuário: os profissionais do setor imobiliário e as partes interessadas geralmente têm tempo limitado e esperam experiências de usuário perfeitas e intuitivas. Deixar de resolver problemas de usabilidade ou comunicar os aspectos amigáveis da solução pode dissuadir clientes em potencial.</text:span><text:span text:style-name="T2"><text:line-break/><text:line-break/></text:span><text:span text:style-name="T1">#10 Foco de Curto Prazo: muitas startups não têm uma estratégia clara de longo prazo. É essencial focar na construção de relacionamentos sustentáveis, na entrega de valor aos clientes e na inovação contínua para se manter relevante no mercado.</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6T13:57:01.025000000</meta:creation-date>
    <dc:date>2024-02-16T13:57:18.924000000</dc:date>
    <meta:editing-duration>PT18S</meta:editing-duration>
    <meta:editing-cycles>1</meta:editing-cycles>
    <meta:document-statistic meta:table-count="0" meta:image-count="0" meta:object-count="0" meta:page-count="1" meta:paragraph-count="1" meta:word-count="457" meta:character-count="3136" meta:non-whitespace-character-count="2661"/>
    <meta:generator>LibreOffice/7.3.2.2$Windows_X86_64 LibreOffice_project/49f2b1bff42cfccbd8f788c8dc32c1c309559be0</meta:generator>
  </office:meta>
</office:document-meta>
</file>